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40974236" calcext:value-type="float">
            <text:p>30,40974236</text:p>
          </table:table-cell>
          <table:table-cell office:value-type="float" office:value="5.009392473E-026" calcext:value-type="float">
            <text:p>5,01E-026</text:p>
          </table:table-cell>
          <table:table-cell office:value-type="float" office:value="3.10314703" calcext:value-type="float">
            <text:p>3,10314703</text:p>
          </table:table-cell>
          <table:table-cell table:style-name="ce2" table:formula="of:=([.E3]-[.E2])/[.E2]" office:value-type="float" office:value="0.00543996467965715" calcext:value-type="float">
            <text:p>0,00543996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28" calcext:value-type="float">
            <text:p>16028</text:p>
          </table:table-cell>
          <table:table-cell office:value-type="float" office:value="23.83086395" calcext:value-type="float">
            <text:p>23,83086395</text:p>
          </table:table-cell>
          <table:table-cell office:value-type="float" office:value="4.56004703E-020" calcext:value-type="float">
            <text:p>4,56E-020</text:p>
          </table:table-cell>
          <table:table-cell office:value-type="float" office:value="2.377755642" calcext:value-type="float">
            <text:p>2,37775564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28" calcext:value-type="float">
            <text:p>16028</text:p>
          </table:table-cell>
          <table:table-cell office:value-type="float" office:value="24.21835327" calcext:value-type="float">
            <text:p>24,21835327</text:p>
          </table:table-cell>
          <table:table-cell office:value-type="float" office:value="1.270410319E-020" calcext:value-type="float">
            <text:p>1,27E-020</text:p>
          </table:table-cell>
          <table:table-cell office:value-type="float" office:value="2.38033247" calcext:value-type="float">
            <text:p>2,38033247</text:p>
          </table:table-cell>
          <table:table-cell table:formula="of:=([.E5]-[.E4])/[.E4]" office:value-type="float" office:value="0.00108372279913195" calcext:value-type="float">
            <text:p>0,00108372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30" calcext:value-type="float">
            <text:p>16130</text:p>
          </table:table-cell>
          <table:table-cell office:value-type="float" office:value="25.64852333" calcext:value-type="float">
            <text:p>25,64852333</text:p>
          </table:table-cell>
          <table:table-cell office:value-type="float" office:value="1.111018127E-017" calcext:value-type="float">
            <text:p>1,11E-017</text:p>
          </table:table-cell>
          <table:table-cell office:value-type="float" office:value="1.986316204" calcext:value-type="float">
            <text:p>1,9863162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30" calcext:value-type="float">
            <text:p>16130</text:p>
          </table:table-cell>
          <table:table-cell office:value-type="float" office:value="25.5881958" calcext:value-type="float">
            <text:p>25,5881958</text:p>
          </table:table-cell>
          <table:table-cell office:value-type="float" office:value="2.556255934E-017" calcext:value-type="float">
            <text:p>2,56E-017</text:p>
          </table:table-cell>
          <table:table-cell office:value-type="float" office:value="1.987064838" calcext:value-type="float">
            <text:p>1,987064838</text:p>
          </table:table-cell>
          <table:table-cell table:style-name="ce3" table:formula="of:=([.E7]-[.E6])/[.E6]" office:value-type="float" office:value="0.00037689568181172" calcext:value-type="float">
            <text:p>0,00037689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06" calcext:value-type="float">
            <text:p>16206</text:p>
          </table:table-cell>
          <table:table-cell office:value-type="float" office:value="26.07117844" calcext:value-type="float">
            <text:p>26,07117844</text:p>
          </table:table-cell>
          <table:table-cell office:value-type="float" office:value="2.858499451E-015" calcext:value-type="float">
            <text:p>2,86E-015</text:p>
          </table:table-cell>
          <table:table-cell office:value-type="float" office:value="1.730239511" calcext:value-type="float">
            <text:p>1,73023951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06" calcext:value-type="float">
            <text:p>16206</text:p>
          </table:table-cell>
          <table:table-cell office:value-type="float" office:value="25.86856842" calcext:value-type="float">
            <text:p>25,86856842</text:p>
          </table:table-cell>
          <table:table-cell office:value-type="float" office:value="3.907726363E-015" calcext:value-type="float">
            <text:p>3,91E-015</text:p>
          </table:table-cell>
          <table:table-cell office:value-type="float" office:value="1.730762482" calcext:value-type="float">
            <text:p>1,730762482</text:p>
          </table:table-cell>
          <table:table-cell table:style-name="ce3" table:formula="of:=([.E9]-[.E8])/[.E8]" office:value-type="float" office:value="0.000302253530031584" calcext:value-type="float">
            <text:p>0,00030225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6" calcext:value-type="float">
            <text:p>16276</text:p>
          </table:table-cell>
          <table:table-cell office:value-type="float" office:value="26.08312225" calcext:value-type="float">
            <text:p>26,08312225</text:p>
          </table:table-cell>
          <table:table-cell office:value-type="float" office:value="0.0000000000001879324468" calcext:value-type="float">
            <text:p>1,88E-013</text:p>
          </table:table-cell>
          <table:table-cell office:value-type="float" office:value="1.54810214" calcext:value-type="float">
            <text:p>1,5481021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6" calcext:value-type="float">
            <text:p>16276</text:p>
          </table:table-cell>
          <table:table-cell office:value-type="float" office:value="25.79233932" calcext:value-type="float">
            <text:p>25,79233932</text:p>
          </table:table-cell>
          <table:table-cell office:value-type="float" office:value="0.0000000000001977194314" calcext:value-type="float">
            <text:p>1,98E-013</text:p>
          </table:table-cell>
          <table:table-cell office:value-type="float" office:value="1.548854709" calcext:value-type="float">
            <text:p>1,548854709</text:p>
          </table:table-cell>
          <table:table-cell table:style-name="ce3" table:formula="of:=([.E11]-[.E10])/[.E10]" office:value-type="float" office:value="0.000486123609389152" calcext:value-type="float">
            <text:p>0,00048612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38" calcext:value-type="float">
            <text:p>16338</text:p>
          </table:table-cell>
          <table:table-cell office:value-type="float" office:value="25.89619637" calcext:value-type="float">
            <text:p>25,89619637</text:p>
          </table:table-cell>
          <table:table-cell office:value-type="float" office:value="0.000000000004000697777" calcext:value-type="float">
            <text:p>4,00E-012</text:p>
          </table:table-cell>
          <table:table-cell office:value-type="float" office:value="1.409363985" calcext:value-type="float">
            <text:p>1,40936398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38" calcext:value-type="float">
            <text:p>16338</text:p>
          </table:table-cell>
          <table:table-cell office:value-type="float" office:value="25.87502861" calcext:value-type="float">
            <text:p>25,87502861</text:p>
          </table:table-cell>
          <table:table-cell office:value-type="float" office:value="0.000000000001803036236" calcext:value-type="float">
            <text:p>1,80E-012</text:p>
          </table:table-cell>
          <table:table-cell office:value-type="float" office:value="1.410099745" calcext:value-type="float">
            <text:p>1,410099745</text:p>
          </table:table-cell>
          <table:table-cell table:formula="of:=([.E13]-[.E12])/[.E12]" office:value-type="float" office:value="0.000522051086753132" calcext:value-type="float">
            <text:p>0,00052205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27" calcext:value-type="float">
            <text:p>16427</text:p>
          </table:table-cell>
          <table:table-cell office:value-type="float" office:value="25.87498856" calcext:value-type="float">
            <text:p>25,87498856</text:p>
          </table:table-cell>
          <table:table-cell office:value-type="float" office:value="0.00000000001596020191" calcext:value-type="float">
            <text:p>1,60E-011</text:p>
          </table:table-cell>
          <table:table-cell office:value-type="float" office:value="1.295981288" calcext:value-type="float">
            <text:p>1,29598128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27" calcext:value-type="float">
            <text:p>16427</text:p>
          </table:table-cell>
          <table:table-cell office:value-type="float" office:value="25.94244003" calcext:value-type="float">
            <text:p>25,94244003</text:p>
          </table:table-cell>
          <table:table-cell office:value-type="float" office:value="0.00000000002516691716" calcext:value-type="float">
            <text:p>2,52E-011</text:p>
          </table:table-cell>
          <table:table-cell office:value-type="float" office:value="1.296781778" calcext:value-type="float">
            <text:p>1,296781778</text:p>
          </table:table-cell>
          <table:table-cell table:formula="of:=([.E15]-[.E14])/[.E14]" office:value-type="float" office:value="0.000617670955137911" calcext:value-type="float">
            <text:p>0,0006176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45" calcext:value-type="float">
            <text:p>16545</text:p>
          </table:table-cell>
          <table:table-cell office:value-type="float" office:value="25.95353699" calcext:value-type="float">
            <text:p>25,95353699</text:p>
          </table:table-cell>
          <table:table-cell office:value-type="float" office:value="0.0000000002272874111" calcext:value-type="float">
            <text:p>2,27E-010</text:p>
          </table:table-cell>
          <table:table-cell office:value-type="float" office:value="1.20212698" calcext:value-type="float">
            <text:p>1,2021269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45" calcext:value-type="float">
            <text:p>16545</text:p>
          </table:table-cell>
          <table:table-cell office:value-type="float" office:value="26.04196739" calcext:value-type="float">
            <text:p>26,04196739</text:p>
          </table:table-cell>
          <table:table-cell office:value-type="float" office:value="0.0000000000006634076968" calcext:value-type="float">
            <text:p>6,63E-013</text:p>
          </table:table-cell>
          <table:table-cell office:value-type="float" office:value="1.202454686" calcext:value-type="float">
            <text:p>1,202454686</text:p>
          </table:table-cell>
          <table:table-cell table:formula="of:=([.E17]-[.E16])/[.E16]" office:value-type="float" office:value="0.000272605145256771" calcext:value-type="float">
            <text:p>0,000272605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54" calcext:value-type="float">
            <text:p>16654</text:p>
          </table:table-cell>
          <table:table-cell office:value-type="float" office:value="26.05999756" calcext:value-type="float">
            <text:p>26,05999756</text:p>
          </table:table-cell>
          <table:table-cell office:value-type="float" office:value="0.0000000003218757483" calcext:value-type="float">
            <text:p>3,22E-010</text:p>
          </table:table-cell>
          <table:table-cell office:value-type="float" office:value="1.119704366" calcext:value-type="float">
            <text:p>1,11970436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54" calcext:value-type="float">
            <text:p>16654</text:p>
          </table:table-cell>
          <table:table-cell office:value-type="float" office:value="26.17627335" calcext:value-type="float">
            <text:p>26,17627335</text:p>
          </table:table-cell>
          <table:table-cell office:value-type="float" office:value="0.00000000248515919" calcext:value-type="float">
            <text:p>2,49E-009</text:p>
          </table:table-cell>
          <table:table-cell office:value-type="float" office:value="1.120018244" calcext:value-type="float">
            <text:p>1,120018244</text:p>
          </table:table-cell>
          <table:table-cell table:style-name="ce3" table:formula="of:=([.E19]-[.E18])/[.E18]" office:value-type="float" office:value="0.000280322207835191" calcext:value-type="float">
            <text:p>0,00028032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8" calcext:value-type="float">
            <text:p>16758</text:p>
          </table:table-cell>
          <table:table-cell office:value-type="float" office:value="26.18466187" calcext:value-type="float">
            <text:p>26,18466187</text:p>
          </table:table-cell>
          <table:table-cell office:value-type="float" office:value="0.0000000002446145786" calcext:value-type="float">
            <text:p>2,45E-010</text:p>
          </table:table-cell>
          <table:table-cell office:value-type="float" office:value="1.052590251" calcext:value-type="float">
            <text:p>1,05259025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8" calcext:value-type="float">
            <text:p>16758</text:p>
          </table:table-cell>
          <table:table-cell office:value-type="float" office:value="26.29511642" calcext:value-type="float">
            <text:p>26,29511642</text:p>
          </table:table-cell>
          <table:table-cell office:value-type="float" office:value="0.00000001678241013" calcext:value-type="float">
            <text:p>1,68E-008</text:p>
          </table:table-cell>
          <table:table-cell office:value-type="float" office:value="1.05305171" calcext:value-type="float">
            <text:p>1,05305171</text:p>
          </table:table-cell>
          <table:table-cell table:style-name="ce3" table:formula="of:=([.E21]-[.E20])/[.E20]" office:value-type="float" office:value="0.000438403262391657" calcext:value-type="float">
            <text:p>0,00043840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837" calcext:value-type="float">
            <text:p>16837</text:p>
          </table:table-cell>
          <table:table-cell office:value-type="float" office:value="26.29981422" calcext:value-type="float">
            <text:p>26,29981422</text:p>
          </table:table-cell>
          <table:table-cell office:value-type="float" office:value="0.0000000122213093" calcext:value-type="float">
            <text:p>1,22E-008</text:p>
          </table:table-cell>
          <table:table-cell office:value-type="float" office:value="0.991029799" calcext:value-type="float">
            <text:p>0,99102979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82001295739622" calcext:value-type="float">
            <text:p>0,0009820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1:01.444625270</dc:date>
    <meta:document-statistic meta:table-count="1" meta:cell-count="121" meta:object-count="0"/>
    <meta:generator>LibreOffice/4.1.4.2$Linux_X86_64 LibreOffice_project/410m0$Build-2</meta:generator>
  </office:meta>
</office:document-meta>
</file>